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6ec2" officeooo:paragraph-rsid="00046e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">Créer compte client : indiquer nom, adresse mail, </text:p>
      <text:p text:style-name="P1">créer compte producteur</text:p>
      <text:p text:style-name="P1"/>
      <text:p text:style-name="P1">se connecter</text:p>
      <text:p text:style-name="P1"/>
      <text:p text:style-name="P1"/>
      <text:p text:style-name="P1">// Client</text:p>
      <text:p text:style-name="P1"/>
      <text:p text:style-name="P1">voir la liste des contrats possibles</text:p>
      <text:p text:style-name="P1">voir le detail d’un contrats → prix, calendrier avec tout ce qu’il prevoit, nb paiement min max,producteur</text:p>
      <text:p text:style-name="P1"/>
      <text:p text:style-name="P1">souscrire au contrats</text:p>
      <text:p text:style-name="P1"/>
      <text:p text:style-name="P1">avoir une liste des prochaines livraisons</text:p>
      <text:p text:style-name="P1"/>
      <text:p text:style-name="P1">inscription aux livraisons → voir celle ou il y a encore pas d’inscriit</text:p>
      <text:p text:style-name="P1"/>
      <text:p text:style-name="P1">liste des prochains paiements à effectuer</text:p>
      <text:p text:style-name="P1"/>
      <text:p text:style-name="P1"/>
      <text:p text:style-name="P1"/>
      <text:p text:style-name="P1">// Producteur</text:p>
      <text:p text:style-name="P1"/>
      <text:p text:style-name="P1">Ajoute run contrat : calendrier, type de contart...</text:p>
      <text:p text:style-name="P1">ajouter une déenréée</text:p>
      <text:p text:style-name="P1">créer un panier</text:p>
      <text:p text:style-name="P1"/>
      <text:p text:style-name="P1">voir ses propres contrats : liste des adhérents, prochaines livraisons prévues, prochains paiements à veni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5:04:21.040808008</meta:creation-date>
    <dc:date>2017-12-02T15:23:33.973020347</dc:date>
    <meta:editing-duration>PT9M2S</meta:editing-duration>
    <meta:editing-cycles>1</meta:editing-cycles>
    <meta:document-statistic meta:table-count="0" meta:image-count="0" meta:object-count="0" meta:page-count="1" meta:paragraph-count="15" meta:word-count="97" meta:character-count="616" meta:non-whitespace-character-count="533"/>
    <meta:generator>LibreOffice/5.1.6.2$Linux_X86_64 LibreOffice_project/10m0$Build-2</meta:generator>
  </office:meta>
</office:document-meta>
</file>